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heck-if-two-string-arrays-are-equivalent/" text:style-name="Internet_20_link" text:visited-style-name="Visited_20_Internet_20_Link"><text:span text:style-name="T1">1662. Check If Two String Arrays are Equivalent</text:span></text:a></text:p>
      <text:section text:style-name="Sect1" text:name="headlessui-popover-button-:r19:">
        <text:p text:style-name="Standard"/>
      </text:section>
      <text:section text:style-name="Sect1" text:name="headlessui-popover-button-:rb:">
        <text:p text:style-name="Standard"/>
      </text:section>
      <text:p text:style-name="P5">Easy</text:p>
      <text:p text:style-name="P5">2.3K</text:p>
      <text:p text:style-name="P5">176</text:p>
      <text:section text:style-name="Sect1" text:name="headlessui-popover-button-:rf:">
        <text:p text:style-name="Standard"/>
      </text:section>
      <text:section text:style-name="Sect1" text:name="headlessui-popover-button-:rh:">
        <text:p text:style-name="Standard"/>
      </text:section>
      <text:p text:style-name="P6">Companies</text:p>
      <text:p text:style-name="P7"><text:span text:style-name="T1">Given two string arrays </text:span><text:span text:style-name="Source_20_Text"><text:span text:style-name="T2">word1</text:span></text:span><text:span text:style-name="T1"> and </text:span><text:span text:style-name="Source_20_Text"><text:span text:style-name="T2">word2</text:span></text:span><text:span text:style-name="T1">, return</text:span><text:span text:style-name="Emphasis"><text:span text:style-name="T1"> </text:span></text:span><text:span text:style-name="Source_20_Text"><text:span text:style-name="T2">true</text:span></text:span><text:span text:style-name="Emphasis"><text:span text:style-name="T1"> if the two arrays </text:span></text:span><text:span text:style-name="Emphasis"><text:span text:style-name="Strong_20_Emphasis"><text:span text:style-name="T1">represent</text:span></text:span></text:span><text:span text:style-name="Emphasis"><text:span text:style-name="T1"> the same string, and </text:span></text:span><text:span text:style-name="Source_20_Text"><text:span text:style-name="T2">false</text:span></text:span><text:span text:style-name="Emphasis"><text:span text:style-name="T1"> otherwise.</text:span></text:span></text:p>
      <text:p text:style-name="P7"><text:span text:style-name="T1">A string is </text:span><text:span text:style-name="Strong_20_Emphasis"><text:span text:style-name="T1">represented</text:span></text:span><text:span text:style-name="T1"> by an array if the array elements concatenated </text:span><text:span text:style-name="Strong_20_Emphasis"><text:span text:style-name="T1">in order</text:span></text:span><text:span text:style-name="T1"> forms the string.</text:span></text:p>
      <text:p text:style-name="P8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word1 = ["ab", "c"], word2 = ["a", "bc"]</text:span></text:p>
      <text:p text:style-name="P4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planation:</text:span></text:span></text:p>
      <text:p text:style-name="P2">word1 represents string "ab" + "c" -&gt; "abc"</text:p>
      <text:p text:style-name="P2">word2 represents string "a" + "bc" -&gt; "abc"</text:p>
      <text:p text:style-name="P1">The strings are the same, so return true.</text:p>
      <text:p text:style-name="P7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word1 = ["a", "cb"], word2 = ["ab", "c"]</text:span></text:p>
      <text:p text:style-name="P3"><text:span text:style-name="Strong_20_Emphasis"><text:span text:style-name="T1">Output:</text:span></text:span><text:span text:style-name="T1"> false</text:span></text:p>
      <text:p text:style-name="P7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1"> word1 <text:s/>= ["abc", "d", "defg"], word2 = ["abcddefg"]</text:span></text:p>
      <text:p text:style-name="P3"><text:span text:style-name="Strong_20_Emphasis"><text:span text:style-name="T1">Output:</text:span></text:span><text:span text:style-name="T1"> true</text:span></text:p>
      <text:p text:style-name="P8"> </text:p>
      <text:p text:style-name="P7"><text:span text:style-name="Strong_20_Emphasis"><text:span text:style-name="T1">Constraints:</text:span></text:span></text:p>
      <text:list xml:id="list1867716405" text:style-name="L1">
        <text:list-item>
          <text:p text:style-name="P9"><text:span text:style-name="Source_20_Text"><text:span text:style-name="T2">1 &lt;= word1.length, word2.length &lt;= 10</text:span></text:span><text:span text:style-name="Source_20_Text"><text:span text:style-name="T1">3</text:span></text:span></text:p>
        </text:list-item>
        <text:list-item>
          <text:p text:style-name="P9"><text:span text:style-name="Source_20_Text"><text:span text:style-name="T2">1 &lt;= word1[i].length, word2[i].length &lt;= 10</text:span></text:span><text:span text:style-name="Source_20_Text"><text:span text:style-name="T1">3</text:span></text:span></text:p>
        </text:list-item>
        <text:list-item>
          <text:p text:style-name="P9"><text:span text:style-name="Source_20_Text"><text:span text:style-name="T2">1 &lt;= sum(word1[i].length), sum(word2[i].length) &lt;= 10</text:span></text:span><text:span text:style-name="Source_20_Text"><text:span text:style-name="T1">3</text:span></text:span></text:p>
        </text:list-item>
        <text:list-item>
          <text:p text:style-name="P10"><text:span text:style-name="Source_20_Text"><text:span text:style-name="T2">word1[i]</text:span></text:span><text:span text:style-name="T1"> and </text:span><text:span text:style-name="Source_20_Text"><text:span text:style-name="T2">word2[i]</text:span></text:span><text:span text:style-name="T1"> consist of lowercase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23:31:33.268000000</dc:date>
    <meta:editing-duration>PT15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7" meta:word-count="143" meta:character-count="845" meta:non-whitespace-character-count="728"/>
  </office:meta>
</office:document-meta>
</file>